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style:use-window-font-color="true" loext:opacity="0%" officeooo:rsid="00193083" officeooo:paragraph-rsid="00193083"/>
    </style:style>
    <style:style style:name="P2" style:family="paragraph" style:parent-style-name="Standard">
      <loext:graphic-properties draw:fill="solid" draw:fill-color="#131314"/>
      <style:paragraph-properties fo:background-color="#131314" fo:padding="0cm" fo:border="none" style:shadow="none"/>
      <style:text-properties style:use-window-font-color="true" loext:opacity="0%"/>
    </style:style>
    <style:style style:name="T1" style:family="text">
      <style:text-properties style:font-name="JetBrains Mono" fo:font-size="10pt" fo:font-style="normal" fo:font-weight="normal" style:font-size-asian="10pt" style:font-style-asian="normal" style:font-weight-asian="normal"/>
    </style:style>
    <style:style style:name="T2" style:family="text">
      <style:text-properties style:font-name="JetBrains Mono" fo:font-size="10pt" fo:font-style="normal" fo:font-weight="normal" style:font-size-asian="10pt" style:font-style-asian="normal" style:font-weight-asian="normal"/>
    </style:style>
    <style:style style:name="T3" style:family="text">
      <style:text-properties style:font-name="JetBrains Mono" fo:font-size="10pt" fo:font-style="normal" fo:font-weight="bold" style:font-size-asian="10pt" style:font-style-asian="normal" style:font-weight-asian="bold"/>
    </style:style>
    <style:style style:name="T4" style:family="text">
      <style:text-properties style:font-name="JetBrains Mono" fo:font-size="10pt" fo:font-style="normal" fo:font-weight="bold" style:font-size-asian="10pt" style:font-style-asian="normal" style:font-weight-asian="bold"/>
    </style:style>
    <style:style style:name="T5" style:family="text">
      <style:text-properties style:font-name="JetBrains Mono" fo:font-size="10pt" fo:font-style="italic" fo:font-weight="normal" style:font-size-asian="10pt" style:font-style-asian="italic"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dl = AutoScheduler</text:span><text:span text:style-name="T5">(</text:span><text:span text:style-name="T1">opt</text:span><text:span text:style-name="T3">, </text:span><text:span text:style-name="T1">distance</text:span><text:span text:style-name="T1">=</text:span><text:span text:style-name="T3">100</text:span><text:span text:style-name="T5">)</text:span></text:p>
      <text:p text:style-name="P2"><text:span text:style-name="T5"/></text:p>
      <text:p text:style-name="P1">It needs the opt to init.</text:p>
      <text:p text:style-name="P1">Also, different tasks prefer different distance.</text:p>
      <text:p text:style-name="P1">Generally, the loss value is greater than the lr. So, the distance is defined as something near loss/lr.</text:p>
      <text:p text:style-name="P1">When loss goes low, the lr should also go low to meet the need of training. The adjusting happens in the class, and all you need to do is specifying the distance.</text:p>
      <text:p text:style-name="P1">Generally I personally recommend:</text:p>
      <text:p text:style-name="P1">loss(around)<text:tab/>distance</text:p>
      <text:p text:style-name="P1">0.01~0.0001<text:tab/>100~100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2T11:44:44.530000000</dc:date>
    <meta:editing-duration>PT8M14S</meta:editing-duration>
    <meta:editing-cycles>1</meta:editing-cycles>
    <meta:document-statistic meta:table-count="0" meta:image-count="0" meta:object-count="0" meta:page-count="1" meta:paragraph-count="8" meta:word-count="74" meta:character-count="451" meta:non-whitespace-character-count="385"/>
    <meta:generator>LibreOffice/7.1.8.1$Windows_X86_64 LibreOffice_project/e1f30c802c3269a1d052614453f260e49458c82c</meta:generator>
  </office:meta>
</office:document-meta>
</file>